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5in" fo:margin-bottom="0.0835in"/>
      <style:text-properties style:font-name="Times" fo:font-size="24.0pt"/>
    </style:style>
    <style:style style:name="P2" style:family="paragraph" style:parent-style-name="Standard">
      <style:paragraph-properties fo:margin-top="0.1390in" fo:margin-bottom="0.0835in"/>
      <style:text-properties style:font-name="Times" fo:font-size="18.0pt"/>
    </style:style>
    <style:style style:name="P3" style:family="paragraph" style:parent-style-name="Standard">
      <style:paragraph-properties fo:margin-bottom="0.0972in" fo:line-height="115%"/>
      <style:text-properties style:font-name="Times" fo:font-size="12.0pt"/>
    </style:style>
    <style:style style:name="P4" style:family="paragraph" style:parent-style-name="Standard">
      <style:paragraph-properties fo:margin-bottom="0.1965in"/>
      <style:text-properties style:font-name="Times" fo:font-size="6.0pt"/>
    </style:style>
    <style:style style:name="P5" style:family="paragraph" style:parent-style-name="Standard">
      <style:paragraph-properties fo:margin-top="0.0972in" fo:margin-bottom="0.0835in"/>
      <style:text-properties style:font-name="Times" fo:font-size="14.0pt"/>
    </style:style>
    <style:style style:name="P6" style:family="paragraph" style:parent-style-name="Standard">
      <style:paragraph-properties fo:margin-bottom="0.1965in"/>
      <style:text-properties style:font-name="Times" fo:font-size="10.0pt"/>
    </style:style>
    <style:style style:name="P7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8" style:family="paragraph" style:parent-style-name="Standard">
      <style:text-properties style:font-name="Helvetica Neue" fo:font-size="14.0pt" fo:color="#4f5157" fo:background-color="#f9f9f9"/>
    </style:style>
    <style:style style:name="P9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0.5pt" fo:color="#0f141a"/>
    </style:style>
    <style:style style:name="P10" style:family="paragraph" style:parent-style-name="Standard">
      <style:paragraph-properties fo:margin-bottom="0.0972in" fo:line-height="115%"/>
      <style:text-properties style:font-name="Times" fo:font-size="10.5pt" fo:color="#0f141a"/>
    </style:style>
    <style:style style:name="P11" style:family="paragraph" style:parent-style-name="Standard">
      <style:text-properties style:font-name="Times" fo:font-size="12.0pt"/>
    </style:style>
    <style:style style:name="P1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size="12.0pt" fo:font-size-asian="12.0pt" fo:font-size-complex="12.0pt" fo:color="#000000"/>
    </style:style>
    <style:style style:name="T4" style:family="text">
      <style:text-properties fo:font-weight="bold" fo:font-weight-asian="bold" fo:font-weight-complex="bold" fo:letter-spacing="0.0000in"/>
    </style:style>
    <style:style style:name="T5" style:family="text">
      <style:text-properties fo:font-size="15.0pt" fo:font-size-asian="15.0pt" fo:font-size-complex="15.0pt" fo:font-weight="bold" fo:font-weight-asian="bold" fo:font-weight-complex="bold" fo:letter-spacing="0.0000in" fo:color="#0f141a"/>
    </style:style>
    <style:style style:name="T6" style:family="text">
      <style:text-properties style:font-name="Times New Roma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Docker Image Deployment Guide</text:span></text:p>
      <text:p text:style-name="P2"><text:span text:style-name="T1">Overview</text:span></text:p>
      <text:p text:style-name="P3">This document provides step-by-step instructions for building, running, and deploying a Docker container locally and then pushing it to <text:span text:style-name="T1">AWS Elastic Container Registry (ECR)</text:span><text:s/>for deployment on <text:span text:style-name="T1">AWS Elastic Container Service (ECS)</text:span>.</text:p>
      <text:p text:style-name="P4"/>
      <text:p text:style-name="P2"><text:span text:style-name="T1">1. Build and Run Docker Image Locally</text:span></text:p>
      <text:p text:style-name="P5"><text:span text:style-name="T1">1.1 Build the Docker Image</text:span></text:p>
      <text:p text:style-name="P3">To create a Docker image for your FastAPI application, run:</text:p>
      <text:p text:style-name="P6">sudo docker build -t my-fastapi-app .</text:p>
      <text:p text:style-name="P6"/>
      <text:p text:style-name="P3">This command:</text:p>
      <text:list text:style-name="L1">
        <text:list-item>
          <text:p text:style-name="P7">Uses the Dockerfile in the current directory (.) to build the image.</text:p>
        </text:list-item>
        <text:list-item>
          <text:p text:style-name="P7">Tags the image as my-fastapi-app.</text:p>
        </text:list-item>
      </text:list>
      <text:p text:style-name="P5"><text:span text:style-name="T1">1.2 Run the Docker Container Locally</text:span></text:p>
      <text:p text:style-name="P3">Execute the following command to run the container:</text:p>
      <text:p text:style-name="P6">sudo docker run -p 8000:8000 my-fastapi-app</text:p>
      <text:p text:style-name="P6"/>
      <text:p text:style-name="P3">This maps:</text:p>
      <text:list text:style-name="L1">
        <text:list-item>
          <text:p text:style-name="P7">Port 8000 inside the container to port 8000 on the local machine.</text:p>
        </text:list-item>
      </text:list>
      <text:p text:style-name="P3">The application should now be accessible at:</text:p>
      <text:p text:style-name="P6">http://localhost:8000</text:p>
      <text:p text:style-name="P4"/>
      <text:p text:style-name="P2"><text:span text:style-name="T1">2. Push Docker Image to AWS Elastic Container Registry (ECR)</text:span></text:p>
      <text:p text:style-name="P5"><text:span text:style-name="T1">2.1 Configure AWS CLI</text:span></text:p>
      <text:p text:style-name="P3">Ensure AWS CLI is configured with valid credentials:</text:p>
      <text:p text:style-name="P6">aws configure</text:p>
      <text:p text:style-name="P3">This prompts for:</text:p>
      <text:list text:style-name="L1">
        <text:list-item>
          <text:p text:style-name="P7">AWS <text:span text:style-name="T1">Access Key</text:span></text:p>
        </text:list-item>
        <text:list-item>
          <text:p text:style-name="P7">AWS <text:span text:style-name="T1">Secret Key</text:span></text:p>
        </text:list-item>
        <text:list-item>
          <text:p text:style-name="P7">AWS <text:span text:style-name="T1">Region</text:span><text:s/>(e.g., eu-central-1)</text:p>
        </text:list-item>
        <text:list-item>
          <text:p text:style-name="P7"><text:line-break/></text:p>
        </text:list-item>
      </text:list>
      <text:p text:style-name="P5"><text:span text:style-name="T1">2.2 Authenticate Docker with AWS ECR</text:span></text:p>
      <text:p text:style-name="P3">Use the following command to authenticate Docker with AWS ECR:</text:p>
      <text:p text:style-name="P6">aws ecr get-login-password --region eu-central-1 | docker login --username AWS --password-stdin 841162697075.dkr.ecr.eu-central-1.amazonaws.com</text:p>
      <text:p text:style-name="P3">This logs Docker into AWS ECR to allow pushing images.</text:p>
      <text:p text:style-name="P5"><text:span text:style-name="T1">2.3 Build the Docker Image for AWS ECR</text:span></text:p>
      <text:p text:style-name="P3">Run:</text:p>
      <text:p text:style-name="P8"><text:span text:style-name="T2">docker buildx build --platform linux/amd64 -t smartcalender-api 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3">This tags the image as smartcalender-api.</text:p>
      <text:p text:style-name="P5"><text:span text:style-name="T1">2.4 Tag the Docker Image for AWS ECR</text:span></text:p>
      <text:p text:style-name="P8"><text:span text:style-name="T2">docker tag smartcalender-api:latest 841162697075.dkr.ecr.eu-central-1.amazonaws.com/smartcalender-api:latest</text:span></text:p>
      <text:p text:style-name="P6"/>
      <text:p text:style-name="P3">This assigns the correct tag needed to push the image to ECR.</text:p>
      <text:p text:style-name="P5"><text:span text:style-name="T1">2.5 Push the Docker Image to AWS ECR</text:span></text:p>
      <text:p text:style-name="P8"><text:span text:style-name="T2">docker push 841162697075.dkr.ecr.eu-central-1.amazonaws.com/smartcalender-api:latest</text:span></text:p>
      <text:p text:style-name="P6"/>
      <text:p text:style-name="P3"/>
      <text:p text:style-name="P4"/>
      <text:p text:style-name="P2"><text:span text:style-name="T1">3. Deploy Docker Image to AWS ECS</text:span></text:p>
      <text:p text:style-name="P3">After pushing the image to <text:span text:style-name="T1">AWS ECR</text:span>, use it in <text:span text:style-name="T1">AWS ECS</text:span><text:s/>by:</text:p>
      <text:list text:style-name="L2">
        <text:list-item>
          <text:p text:style-name="P7">Creating an <text:span text:style-name="T1">ECS Cluster</text:span>.</text:p>
        </text:list-item>
        <text:list-item>
          <text:p text:style-name="P7">Give name of cluster and click on create </text:p>
        </text:list-item>
        <text:list-item>
          <text:p text:style-name="P7"/>
        </text:list-item>
        <text:list-item>
          <text:p text:style-name="P7">Defining a <text:span text:style-name="T1">Task Definition</text:span><text:s/>referencing the ECR image.</text:p>
        </text:list-item>
        <text:list-item>
          <text:p text:style-name="P9"><text:span text:style-name="T3">Give name of the </text:span><text:span text:style-name="T4">Task definition family<text:line-break/></text:span><text:span text:style-name="T2">select </text:span><text:span text:style-name="T4">Task role</text:span><text:span text:style-name="T2"><text:s/>and </text:span><text:span text:style-name="T4">Task execution role</text:span><text:span text:style-name="T2"><text:s/>from dropdown</text:span></text:p>
        </text:list-item>
      </text:list>
      <text:p text:style-name="P3"/>
      <text:p text:style-name="P3"/>
      <text:p text:style-name="P10"><text:span text:style-name="T3">select the </text:span><text:span text:style-name="T4">CPU and Memory </text:span><text:span text:style-name="T2">according to your requirement</text:span></text:p>
      <text:p text:style-name="P3"/>
      <text:p text:style-name="P3"/>
      <text:p text:style-name="P3"/>
      <text:list text:style-name="L2">
        <text:list-item>
          <text:p text:style-name="P7">leave everything same and click on done </text:p>
        </text:list-item>
        <text:list-item>
          <text:p text:style-name="P7">Running an <text:span text:style-name="T1">ECS Service</text:span><text:s/>using the Task Definition.</text:p>
        </text:list-item>
        <text:list-item>
          <text:p text:style-name="P7">GO the cluster and and click on create to create service </text:p>
        </text:list-item>
        <text:list-item>
          <text:p text:style-name="P9"><text:span text:style-name="T3">select the <text:s/>task definition from </text:span><text:span text:style-name="T4">Family field <text:s/></text:span><text:span text:style-name="T2">and select the</text:span><text:span text:style-name="T4"><text:s/>revision </text:span><text:span text:style-name="T2">from dropdown</text:span></text:p>
        </text:list-item>
        <text:list-item>
          <text:p text:style-name="P9"><text:span text:style-name="T2">give name of Service name in Service field</text:span></text:p>
        </text:list-item>
      </text:list>
      <text:p text:style-name="P3"/>
      <text:p text:style-name="P3"/>
      <text:p text:style-name="P3"><text:s text:c="2"/></text:p>
      <text:p text:style-name="P3">In Networking tab select the default vpc and subnet <text:span text:style-name="T5"><text:s/></text:span></text:p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 load balancer section </text:p>
      <text:p text:style-name="P11">give the name <text:s/>loadbalancer <text:s/>and leave other thing remain same </text:p>
      <text:p text:style-name="P11"/>
      <text:p text:style-name="P11"/>
      <text:p text:style-name="P11"/>
      <text:p text:style-name="P11"/>
      <text:p text:style-name="P11"><text:s text:c="3"/></text:p>
      <text:p text:style-name="P11"/>
      <text:p text:style-name="P11">Leave everything same and click on create service </text:p>
      <text:p text:style-name="P11"/>
      <text:p text:style-name="P11"><text:s text:c="3"/></text:p>
      <text:p text:style-name="P11"><text:s text:c="2"/></text:p>
      <text:p text:style-name="P3">To copy the <text:span text:style-name="T1">Application Load Balancer (ALB) DNS name</text:span>, follow these steps based on your setup:</text:p>
      <text:p text:style-name="P3"><text:span text:style-name="T1">Go to the AWS Management Console</text:span><text:s/><text:span text:style-name="T6">→</text:span><text:s/>Navigate to <text:span text:style-name="T1">EC2</text:span>.</text:p>
      <text:list text:style-name="L1">
        <text:list-item>
          <text:p text:style-name="P12">In the left panel, click on <text:span text:style-name="T1">Load Balancers</text:span><text:s/>(under Load Balancing).</text:p>
        </text:list-item>
      </text:list>
      <text:list text:style-name="L1">
        <text:list-item>
          <text:p text:style-name="P12">Locate your <text:span text:style-name="T1">Application Load Balancer (ALB)</text:span>.</text:p>
        </text:list-item>
      </text:list>
      <text:list text:style-name="L1">
        <text:list-item>
          <text:p text:style-name="P12">Click on the ALB name to open its details.</text:p>
        </text:list-item>
      </text:list>
      <text:list text:style-name="L1">
        <text:list-item>
          <text:p text:style-name="P12">Find the <text:span text:style-name="T1">DNS name</text:span><text:s/>under the <text:span text:style-name="T1">Basic Configuration</text:span><text:s/>section.</text:p>
        </text:list-item>
      </text:list>
      <text:list text:style-name="L1">
        <text:list-item>
          <text:p text:style-name="P7">Click the <text:span text:style-name="T1">copy icon</text:span><text:s/>next to the DNS name to copy it.</text:p>
        </text:list-item>
      </text:list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